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Lucida Grande" svg:font-family="'Lucida Grande'" style:font-pitch="variable"/>
    <style:font-face style:name="Monaco" svg:font-family="Monaco" style:font-pitch="variable"/>
    <style:font-face style:name="Optima" svg:font-family="Optima"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aragraph">
      <style:text-properties fo:color="#000000" style:font-name="Optima" fo:font-size="10pt" style:font-size-asian="10pt" style:font-name-complex="Monaco"/>
    </style:style>
    <style:style style:name="P2" style:family="paragraph" style:parent-style-name="Paragraph">
      <style:text-properties fo:color="#000000" style:font-name="Optima" fo:font-size="10pt" officeooo:rsid="0014b010" officeooo:paragraph-rsid="0014b010" style:font-size-asian="10pt" style:font-name-complex="Monaco"/>
    </style:style>
    <style:style style:name="P3" style:family="paragraph" style:parent-style-name="CenteredTitle">
      <style:paragraph-properties fo:text-align="end" style:justify-single-word="false"/>
      <style:text-properties fo:font-size="14pt" officeooo:rsid="001208cf" officeooo:paragraph-rsid="001208cf" style:font-size-asian="14pt" style:font-size-complex="14pt"/>
    </style:style>
    <style:style style:name="P4" style:family="paragraph" style:parent-style-name="Paragraph">
      <style:text-properties fo:color="#000000" style:font-name="Optima" fo:font-size="10pt" style:font-size-asian="10pt" style:font-name-complex="Monaco"/>
    </style:style>
    <style:style style:name="P5" style:family="paragraph" style:parent-style-name="Paragraph">
      <style:text-properties fo:color="#000000" style:font-name="Optima" fo:font-size="10pt" officeooo:rsid="0017aca4" style:font-size-asian="10pt" style:font-name-complex="Monaco"/>
    </style:style>
    <style:style style:name="P6" style:family="paragraph" style:parent-style-name="Paragraph">
      <style:text-properties fo:color="#000000" style:font-name="Optima" fo:font-size="10pt" officeooo:paragraph-rsid="00192dec" style:font-size-asian="10pt" style:font-name-complex="Monaco"/>
    </style:style>
    <style:style style:name="P7" style:family="paragraph" style:parent-style-name="Centered">
      <style:text-properties style:font-name="Optima" fo:font-weight="bold" style:font-weight-asian="bold" style:font-name-complex="Optima"/>
    </style:style>
    <style:style style:name="P8" style:family="paragraph" style:parent-style-name="Centered">
      <style:text-properties style:font-name="Optima" fo:font-size="16pt" fo:font-weight="bold" style:font-size-asian="16pt" style:font-weight-asian="bold" style:font-name-complex="Optima" style:font-size-complex="16pt"/>
    </style:style>
    <style:style style:name="P9" style:family="paragraph" style:parent-style-name="CenteredTitle" style:master-page-name="Standard">
      <style:paragraph-properties fo:text-align="end" style:justify-single-word="false" style:page-number="auto"/>
      <style:text-properties fo:font-size="14pt" officeooo:rsid="001208cf" officeooo:paragraph-rsid="001208cf" style:font-size-asian="14pt" style:font-size-complex="14pt"/>
    </style:style>
    <style:style style:name="T1" style:family="text">
      <style:text-properties fo:color="#000000" style:font-name="Optima" fo:font-size="10pt" style:font-size-asian="10pt" style:font-name-complex="Monaco"/>
    </style:style>
    <style:style style:name="T2" style:family="text">
      <style:text-properties fo:color="#000000" style:font-name="Optima" fo:font-size="10pt" officeooo:rsid="0017aca4" style:font-size-asian="10pt" style:font-name-complex="Monaco"/>
    </style:style>
    <style:style style:name="T3" style:family="text">
      <style:text-properties officeooo:rsid="0010493c"/>
    </style:style>
    <style:style style:name="T4" style:family="text">
      <style:text-properties officeooo:rsid="001208cf"/>
    </style:style>
    <style:style style:name="T5" style:family="text">
      <style:text-properties officeooo:rsid="001388d7"/>
    </style:style>
    <style:style style:name="T6" style:family="text">
      <style:text-properties officeooo:rsid="0014a4e7"/>
    </style:style>
    <style:style style:name="T7" style:family="text">
      <style:text-properties officeooo:rsid="0014b010"/>
    </style:style>
    <style:style style:name="T8" style:family="text">
      <style:text-properties officeooo:rsid="00160567"/>
    </style:style>
    <style:style style:name="T9" style:family="text">
      <style:text-properties style:text-position="super 58%" officeooo:rsid="00160567"/>
    </style:style>
    <style:style style:name="T10" style:family="text">
      <style:text-properties officeooo:rsid="0016b1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ohn Ying</text:p>
      <text:p text:style-name="P3">2827632</text:p>
      <text:p text:style-name="P3">EECS HW5</text:p>
      <text:p text:style-name="P3">1-10</text:p>
      <text:p text:style-name="P3">Due April 10, 2018</text:p>
      <text:p text:style-name="CenteredTitle"/>
      <text:p text:style-name="CenteredTitle">EECS 645 – Homework #05</text:p>
      <text:p text:style-name="P7">Assigned: March 30, 2018</text:p>
      <text:p text:style-name="P8">Due (in class): April 10, 2018</text:p>
      <text:p text:style-name="P1">This homework assignment covers virtual memory and the introduction to the MIPS architecture.</text:p>
      <text:p text:style-name="P1">1. What is the structure that maps a process virtual address space to a physical address space?</text:p>
      <text:p text:style-name="P1"><text:tab/><text:span text:style-name="T3">Process Page Table</text:span></text:p>
      <text:p text:style-name="P1">2. When, where, and by whom was the first virtual memory concept developed? When and where was virtual memory implement on hardware? Who and when was virtual memory offered on a commercial computer?</text:p>
      <text:p text:style-name="P1"><text:tab/><text:span text:style-name="T4">Fritz-Rudolf Guntsch at the Technical University of Berlin in 1956. It was implemented in 1959 at the University of Manchester. The Burroughs Corporation released the first virtual memory computer in 1961.</text:span></text:p>
      <text:p text:style-name="P1">3. Besides implementing a mapping from process virtual address space to a physical address space, what are two other capabilities usually implemented in a virtual memory system?</text:p>
      <text:p text:style-name="P1"><text:tab/><text:span text:style-name="T5">Managing the real TLB and holding a copy of contents of the TLB of each guest Virtual Machine.</text:span></text:p>
      <text:p text:style-name="P1">4. For the ARM Cortex-A8, what does it mean that, “The first-level cache is virtually indexed and physically tagged?”</text:p>
      <text:p text:style-name="P6"><text:tab/><text:span text:style-name="T6">The virtual indexing allows acces</text:span></text:p>
      <text:p text:style-name="P6"><text:span text:style-name="T6">sing without consulting the TLB so that the cache and TLB accesses happen at the same time. The physical tag comparison is made after both the cache and TLB accesses are finished. Since the page offset bits aren’t translated, they can be thrown to the cache immediately.</text:span></text:p>
      <text:p text:style-name="P1">5. For the ARM Cortex-A8, how many TLBs are there and what are the size(s)?</text:p>
      <text:p text:style-name="P1"><text:tab/><text:span text:style-name="T7">Two (I and D) fully associative with 32 entries and a variable page size (4 KB, 16 KB, 64 KB, 1 MB, and 16 MB).</text:span></text:p>
      <text:p text:style-name="P1">6. On the VAX-11, (a) how many sub-address spaces are there in the virtual address space? (b) what is the page size? (c) how many bits are allocated to the virtual page number (VPN)? (d) how many bits are allocated to the physical page number?</text:p>
      <text:p text:style-name="P1"><text:soft-page-break/><text:tab/><text:span text:style-name="T7">a. 4</text:span></text:p>
      <text:p text:style-name="P2"><text:tab/>b. <text:span text:style-name="T8">512 bytes</text:span></text:p>
      <text:p text:style-name="P2"><text:tab/>c. 21-bits</text:p>
      <text:p text:style-name="P2"><text:tab/>d. 9-bits</text:p>
      <text:p text:style-name="P1">7. Name the types (formats) of MIPS instructions.</text:p>
      <text:p text:style-name="P1"><text:tab/><text:span text:style-name="T8">Op: basic operation of the instruction</text:span></text:p>
      <text:p text:style-name="P1"><text:tab/><text:span text:style-name="T8">rs: the first register source operand</text:span></text:p>
      <text:p text:style-name="P1"><text:tab/><text:span text:style-name="T8">rt: the second register source operand</text:span></text:p>
      <text:p text:style-name="P1"><text:tab/><text:span text:style-name="T8">rd: the register destination operand</text:span></text:p>
      <text:p text:style-name="P1"><text:tab/><text:span text:style-name="T8">shamt: shift amount</text:span></text:p>
      <text:p text:style-name="P1"><text:tab/><text:span text:style-name="T8">funct: selects the specific variant of the operation in the op field</text:span></text:p>
      <text:p text:style-name="P1">8. Name the five pipeline stages of processing a (simple) MIPS instruction.</text:p>
      <text:p text:style-name="P1"><text:tab/><text:span text:style-name="T8">Instruction Fetch → Instruction Decode → Execution → Memory → Writeback</text:span></text:p>
      <text:p text:style-name="P1">9. Explain how pipelining speed-up, as discussed in Chapter 1 of Hennessey and Patterson, applies to processing (simple) MIPS instructions.</text:p>
      <text:p text:style-name="P1"><text:tab/><text:span text:style-name="T10">By using the pipeline stages in the above question, multiple instructions can be implemented and processed at the same time. Each MIPS instruction can be thrown into the pipeline one after the other, reducing the processing time for instructions during each clock cycle.</text:span></text:p>
      <text:p text:style-name="P1">10. Suppose you have a 40-year-old computer that has an instruction execution rate of one thousand instructions per second. How long would it take in seconds to execute the same number of instructions on a 500*10^6 instructions per second machine? What is the speed-up?</text:p>
      <text:p text:style-name="Paragraph"><text:span text:style-name="T1"><text:tab/></text:span><text:span text:style-name="T2">0.000002 seconds</text:span></text:p>
      <text:p text:style-name="P5"><text:tab/>speed-up is 1/0.000002 = 50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Lucida Grande" svg:font-family="'Lucida Grande'" style:font-pitch="variable"/>
    <style:font-face style:name="Monaco" svg:font-family="Monaco" style:font-pitch="variable"/>
    <style:font-face style:name="Optima" svg:font-family="Optima"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Paragraph" style:default-outline-level="1" style:class="text">
      <style:paragraph-properties fo:margin-top="0.1665in" fo:margin-bottom="0in" loext:contextual-spacing="false" fo:keep-with-next="always"/>
      <style:text-properties fo:font-size="14pt" fo:font-weight="bold" style:font-size-asian="14pt" style:font-weight-asian="bold"/>
    </style:style>
    <style:style style:name="Heading_20_2" style:display-name="Heading 2" style:family="paragraph" style:parent-style-name="Standard" style:next-style-name="Paragraph" style:default-outline-level="2" style:class="text">
      <style:paragraph-properties fo:margin-top="0.1665in" fo:margin-bottom="0in" loext:contextual-spacing="false" fo:keep-with-next="always"/>
      <style:text-properties fo:font-weight="bold" style:font-weight-asian="bold"/>
    </style:style>
    <style:style style:name="Heading_20_3" style:display-name="Heading 3" style:family="paragraph" style:parent-style-name="Standard" style:next-style-name="Paragraph" style:default-outline-level="3" style:class="text">
      <style:paragraph-properties fo:margin-top="0.1665in" fo:margin-bottom="0in" loext:contextual-spacing="false" fo:keep-with-next="always"/>
      <style:text-properties fo:font-weight="bold" style:font-weight-asian="bold"/>
    </style:style>
    <style:style style:name="Heading_20_4" style:display-name="Heading 4" style:family="paragraph" style:parent-style-name="Standard" style:next-style-name="Paragraph" style:default-outline-level="4" style:class="text">
      <style:paragraph-properties fo:margin-top="0.1665in" fo:margin-bottom="0in" loext:contextual-spacing="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top="0.1665in" fo:margin-bottom="0in" loext:contextual-spacing="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1665in" fo:margin-bottom="0in" loext:contextual-spacing="false" fo:keep-with-next="always"/>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top="0.1665in" fo:margin-bottom="0in" loext:contextual-spacing="false" fo:keep-with-next="always"/>
      <style:text-properties fo:font-weight="bold" style:font-weight-asian="bold"/>
    </style:style>
    <style:style style:name="Heading_20_8" style:display-name="Heading 8" style:family="paragraph" style:parent-style-name="Standard" style:next-style-name="Standard" style:default-outline-level="8" style:list-style-name="WW8Num4" style:class="text">
      <style:paragraph-properties fo:margin-top="0.1665in" fo:margin-bottom="0.0417in" loext:contextual-spacing="false" fo:keep-with-next="always"/>
      <style:text-properties fo:font-weight="bold" style:font-weight-asian="bold"/>
    </style:style>
    <style:style style:name="Heading_20_9" style:display-name="Heading 9" style:family="paragraph" style:parent-style-name="Standard" style:next-style-name="Standard" style:default-outline-level="9" style:list-style-name="WW8Num4" style:class="text">
      <style:paragraph-properties fo:margin-top="0.1665in" fo:margin-bottom="0.0417in" loext:contextual-spacing="false" fo:keep-with-next="always"/>
      <style:text-properties fo:font-size="11pt" fo:font-weight="bold" style:font-size-asian="11pt" style:font-weight-asian="bold"/>
    </style:style>
    <style:style style:name="Paragraph" style:family="paragraph" style:parent-style-name="Standard">
      <style:paragraph-properties fo:margin-top="0.1665in" fo:margin-bottom="0in" loext:contextual-spacing="false"/>
    </style:style>
    <style:style style:name="Level_20_Base" style:display-name="Level Base" style:family="paragraph" style:parent-style-name="Standard">
      <style:paragraph-properties fo:margin-left="0.5in" fo:margin-right="0in" fo:margin-top="0.1665in" fo:margin-bottom="0in" loext:contextual-spacing="false" fo:text-indent="-0.5in" style:auto-text-indent="false"/>
      <style:text-properties fo:font-weight="bold" style:font-weight-asian="bold"/>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0pt" fo:font-style="italic" style:font-size-asian="10pt" style:font-style-asian="italic"/>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fo:font-size="10pt" style:font-size-asian="10pt"/>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fo:font-size="10pt" fo:font-weight="bold" style:font-size-asian="10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HelveticaNormal" style:family="paragraph" style:parent-style-name="Standard">
      <style:text-properties style:font-name="Times" fo:font-family="Times" style:font-pitch="variable" style:font-name-complex="Times" style:font-family-complex="Times" style:font-pitch-complex="variable"/>
    </style:style>
    <style:style style:name="DateLine" style:family="paragraph" style:parent-style-name="Standard" style:next-style-name="Standard">
      <style:paragraph-properties fo:margin-top="0.8335in" fo:margin-bottom="0in" loext:contextual-spacing="false">
        <style:tab-stops>
          <style:tab-stop style:position="5.8752in" style:type="right"/>
        </style:tab-stops>
      </style:paragraph-properties>
    </style:style>
    <style:style style:name="NoLead-Paragraph" style:family="paragraph" style:parent-style-name="Paragraph">
      <style:paragraph-properties fo:margin-top="0in" fo:margin-bottom="0in" loext:contextual-spacing="false"/>
    </style:style>
    <style:style style:name="Indented_5f_List" style:display-name="Indented_List" style:family="paragraph" style:parent-style-name="Standard">
      <style:paragraph-properties fo:margin-left="0.8752in" fo:margin-right="0in" fo:margin-top="0.0835in" fo:margin-bottom="0in" loext:contextual-spacing="false" fo:text-indent="-0.3752in" style:auto-text-indent="false"/>
    </style:style>
    <style:style style:name="NamedDescription" style:family="paragraph" style:parent-style-name="Standard">
      <style:paragraph-properties fo:margin-left="2in" fo:margin-right="0in" fo:margin-top="0.0835in" fo:margin-bottom="0in" loext:contextual-spacing="false" fo:text-indent="-1.5in" style:auto-text-indent="false">
        <style:tab-stops>
          <style:tab-stop style:position="2in"/>
        </style:tab-stops>
      </style:paragraph-properties>
    </style:style>
    <style:style style:name="ProgramListing" style:family="paragraph" style:parent-style-name="Standard">
      <style:paragraph-properties fo:margin-left="0.5in" fo:margin-right="0in" fo:text-indent="0in" style:auto-text-indent="false"/>
      <style:text-properties style:font-name="Monaco" fo:font-family="Monaco" style:font-pitch="variable" fo:font-size="9pt" style:font-size-asian="9pt" style:font-name-complex="Monaco" style:font-family-complex="Monaco" style:font-pitch-complex="variable"/>
    </style:style>
    <style:style style:name="Hang-Indent" style:family="paragraph" style:parent-style-name="Standard">
      <style:paragraph-properties fo:margin-left="0.5in" fo:margin-right="0in" fo:text-indent="-0.5in" style:auto-text-indent="false"/>
    </style:style>
    <style:style style:name="Centered" style:family="paragraph" style:parent-style-name="Standard">
      <style:paragraph-properties fo:text-align="center" style:justify-single-word="false"/>
    </style:style>
    <style:style style:name="Item" style:family="paragraph" style:parent-style-name="Standard">
      <style:paragraph-properties>
        <style:tab-stops>
          <style:tab-stop style:position="0.25in"/>
          <style:tab-stop style:position="1in"/>
          <style:tab-stop style:position="1.5in"/>
          <style:tab-stop style:position="4.75in" style:type="char" style:char="."/>
          <style:tab-stop style:position="5.8126in" style:type="char" style:char="."/>
        </style:tab-stops>
      </style:paragraph-properties>
    </style:style>
    <style:style style:name="Reference" style:family="paragraph" style:parent-style-name="Standard">
      <style:paragraph-properties fo:margin-left="0.25in" fo:margin-right="0in" fo:margin-top="0.1665in" fo:margin-bottom="0in" loext:contextual-spacing="false" style:line-height-at-least="0.1665in" fo:text-indent="-0.25in" style:auto-text-indent="false">
        <style:tab-stops>
          <style:tab-stop style:position="1.1252in"/>
        </style:tab-stops>
      </style:paragraph-properties>
    </style:style>
    <style:style style:name="CenteredTitle" style:family="paragraph" style:parent-style-name="Centered">
      <style:text-properties fo:font-size="18pt" style:font-size-asian="18pt"/>
    </style:style>
    <style:style style:name="Salutation_20__28_user_29_" style:display-name="Salutation (user)" style:family="paragraph" style:parent-style-name="Standard"/>
    <style:style style:name="Sub_5f_IndentedList" style:display-name="Sub_IndentedList" style:family="paragraph" style:parent-style-name="Indented_5f_List">
      <style:paragraph-properties fo:margin-left="1.1252in" fo:margin-right="0in" fo:margin-top="0.0417in" fo:margin-bottom="0in" loext:contextual-spacing="false" fo:text-indent="-0.3752in" style:auto-text-indent="false"/>
    </style:style>
    <style:style style:name="caption" style:family="paragraph" style:parent-style-name="Standard">
      <style:paragraph-properties fo:margin-left="0.6in" fo:margin-right="0.3in" style:line-height-at-least="0.25in" fo:text-indent="-0.3in" style:auto-text-indent="false"/>
      <style:text-properties fo:font-size="14pt" fo:font-weight="bold" style:font-size-asian="14pt" style:font-weight-asian="bold"/>
    </style:style>
    <style:style style:name="TableEntry" style:family="paragraph" style:parent-style-name="Standard">
      <style:paragraph-properties fo:margin-top="0.0555in" fo:margin-bottom="0in" loext:contextual-spacing="false"/>
    </style:style>
    <style:style style:name="TableHeading" style:family="paragraph" style:parent-style-name="TableEntry">
      <style:text-properties fo:font-weight="bold" style:font-weight-asian="bold"/>
    </style:style>
    <style:style style:name="TableCaption" style:family="paragraph" style:parent-style-name="Standard">
      <style:paragraph-properties fo:margin-left="1in" fo:margin-right="0.5in" fo:margin-top="0.1665in" fo:margin-bottom="0in" loext:contextual-spacing="false" fo:text-indent="-0.25in" style:auto-text-indent="false"/>
    </style:style>
    <style:style style:name="IParagraph" style:family="paragraph" style:parent-style-name="Paragraph"/>
    <style:style style:name="DParagraph" style:family="paragraph" style:parent-style-name="Paragraph">
      <style:text-properties style:text-line-through-style="solid" style:text-line-through-type="single"/>
    </style:style>
    <style:style style:name="Hang-Indent-2" style:family="paragraph" style:parent-style-name="Standard">
      <style:paragraph-properties fo:margin-left="1.5in" fo:margin-right="0in" fo:margin-top="0.0835in" fo:margin-bottom="0in" loext:contextual-spacing="false" fo:text-indent="-1in" style:auto-text-indent="false">
        <style:tab-stops>
          <style:tab-stop style:position="1.5in"/>
        </style:tab-stops>
      </style:paragraph-properties>
    </style:style>
    <style:style style:name="WordUpdate" style:family="paragraph" style:parent-style-name="Paragraph">
      <style:paragraph-properties fo:margin-top="0in" fo:margin-bottom="0in" loext:contextual-spacing="false"/>
      <style:text-properties fo:color="#ff0000"/>
    </style:style>
    <style:style style:name="Quote" style:family="paragraph" style:parent-style-name="Standard">
      <style:paragraph-properties fo:margin-left="0.25in" fo:margin-right="-0.5in" fo:margin-top="0.0835in" fo:margin-bottom="0in" loext:contextual-spacing="false" fo:text-indent="0in" style:auto-text-indent="false"/>
    </style:style>
    <style:style style:name="Note" style:family="paragraph" style:parent-style-name="Paragraph">
      <style:text-properties fo:font-size="10pt" fo:font-weight="bold" style:font-size-asian="10pt" style:font-weight-asian="bold"/>
    </style:style>
    <style:style style:name="Indented_5f_List_5f_Nbr" style:display-name="Indented_List_Nbr" style:family="paragraph" style:parent-style-name="Standard" style:list-style-name="WW8Num2">
      <style:paragraph-properties fo:margin-top="0.0835in" fo:margin-bottom="0in" loext:contextual-spacing="false"/>
    </style:style>
    <style:style style:name="Document_20_Map" style:display-name="Document Map" style:family="paragraph" style:parent-style-name="Standard">
      <style:text-properties style:font-name="Helvetica" fo:font-family="Helvetica" style:font-family-generic="swiss" style:font-pitch="variable" style:font-name-asian="ＭＳ ゴシック" style:font-family-asian="'ＭＳ ゴシック'" style:font-pitch-asian="variable" style:font-name-complex="Helvetica" style:font-family-complex="Helvetica" style:font-family-generic-complex="swiss" style:font-pitch-complex="variable"/>
    </style:style>
    <style:style style:name="Task_5f_Deliverable_5f_Item" style:display-name="Task_Deliverable_Item" style:family="paragraph" style:parent-style-name="Standard" style:next-style-name="Standard">
      <style:paragraph-properties fo:margin-left="1.25in" fo:margin-right="0in" fo:margin-top="0.0835in" fo:margin-bottom="0in" loext:contextual-spacing="false" fo:text-indent="-0.25in"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ask_5f_Style" style:display-name="Task_Style" style:family="paragraph" style:parent-style-name="Paragraph"/>
    <style:style style:name="Task_5f_Descriptions" style:display-name="Task_Descriptions" style:family="paragraph" style:parent-style-name="Task_5f_Style">
      <style:paragraph-properties fo:margin-left="0.25in" fo:margin-right="0in" fo:margin-top="0.0835in" fo:margin-bottom="0in" loext:contextual-spacing="false" fo:text-indent="-0.25in" style:auto-text-indent="false" fo:keep-with-next="always"/>
    </style:style>
    <style:style style:name="Task_5f_Header" style:display-name="Task_Header" style:family="paragraph" style:parent-style-name="Task_5f_Style" style:next-style-name="Task_5f_Descriptions">
      <style:paragraph-properties fo:margin-left="0.75in" fo:margin-right="0in" fo:margin-top="0.1252in" fo:margin-bottom="0in" loext:contextual-spacing="false" fo:text-indent="-0.75in" style:auto-text-indent="false" fo:keep-with-next="always"/>
      <style:text-properties fo:font-weight="bold" style:font-weight-asian="bold"/>
    </style:style>
    <style:style style:name="Task_5f_Schedule_5f_Item" style:display-name="Task_Schedule_Item" style:family="paragraph" style:parent-style-name="Task_5f_Style">
      <style:paragraph-properties fo:margin-left="1.25in" fo:margin-right="0in" fo:margin-top="0.0417in" fo:margin-bottom="0in" loext:contextual-spacing="false" fo:text-indent="-0.25in" style:auto-text-indent="false"/>
    </style:style>
    <style:style style:name="Deliverable_5f_Item" style:display-name="Deliverable_Item" style:family="paragraph" style:parent-style-name="Standard" style:next-style-name="Schedule_5f_Item">
      <style:paragraph-properties fo:margin-left="1.25in" fo:margin-right="0in" fo:margin-top="0.1665in" fo:margin-bottom="0in" loext:contextual-spacing="false" fo:text-indent="-0.25in" style:auto-text-indent="false"/>
      <style:text-properties style:font-name-complex="New York" style:font-family-complex="'New York'" style:font-family-generic-complex="roman" style:font-pitch-complex="variable"/>
    </style:style>
    <style:style style:name="Schedule_5f_Item" style:display-name="Schedule_Item" style:family="paragraph" style:parent-style-name="Deliverable_5f_Item">
      <style:paragraph-properties fo:margin-top="0.0417in" fo:margin-bottom="0in" loext:contextual-spacing="false"/>
    </style:style>
    <style:style style:name="Indented_5f_List_5f_4pt" style:display-name="Indented_List_4pt" style:family="paragraph" style:parent-style-name="Standard">
      <style:paragraph-properties fo:margin-left="0.8752in" fo:margin-right="0in" fo:margin-top="0.0555in" fo:margin-bottom="0in" loext:contextual-spacing="false" fo:text-indent="-0.3752in" style:auto-text-indent="false"/>
      <style:text-properties style:font-name-complex="New York" style:font-family-complex="'New York'" style:font-family-generic-complex="roman" style:font-pitch-complex="variable"/>
    </style:style>
    <style:style style:name="Reference_5f_Item" style:display-name="Reference_Item" style:family="paragraph" style:parent-style-name="Standard">
      <style:paragraph-properties fo:margin-top="0.0417in" fo:margin-bottom="0in" loext:contextual-spacing="false"/>
      <style:text-properties style:font-name="Times" fo:font-family="Times" style:font-pitch="variable" fo:font-size="10pt" style:font-size-asian="10pt" style:font-name-complex="New York" style:font-family-complex="'New York'" style:font-family-generic-complex="roman" style:font-pitch-complex="variable"/>
    </style:style>
    <style:style style:name="Indented_5f_List_5f_Bullets" style:display-name="Indented_List_Bullets" style:family="paragraph" style:parent-style-name="Indented_5f_List" style:list-style-name="WW8Num3"/>
    <style:style style:name="List_5f_Base" style:display-name="List_Base" style:family="paragraph" style:parent-style-name="Standard">
      <style:paragraph-properties fo:margin-top="0.0417in" fo:margin-bottom="0in" loext:contextual-spacing="false"/>
    </style:style>
    <style:style style:name="List_20_2" style:display-name="List 2" style:family="paragraph" style:parent-style-name="List_5f_Base" style:class="list">
      <style:paragraph-properties fo:margin-left="0.5in" fo:margin-right="0in" fo:text-indent="-0.25in" style:auto-text-indent="false"/>
    </style:style>
    <style:style style:name="List_20_3" style:display-name="List 3" style:family="paragraph" style:parent-style-name="List_5f_Base" style:class="list">
      <style:paragraph-properties fo:margin-left="0.75in" fo:margin-right="0in" fo:text-indent="-0.25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Normal_20__28_Web_29_" style:display-name="Normal (Web)" style:family="paragraph" style:parent-style-name="Standard">
      <style:paragraph-properties fo:margin-top="0.0693in" fo:margin-bottom="0.0693in" loext:contextual-spacing="false"/>
      <style:text-properties style:font-name="Times" fo:font-family="Times" style:font-pitch="variable" fo:font-size="10pt" style:font-name-asian="Times" style:font-family-asian="Times" style:font-pitch-asian="variable" style:font-size-asian="10pt" style:font-name-complex="Times" style:font-family-complex="Times" style:font-pitch-complex="variable"/>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style>
    <style:style style:name="Footer_20_Char" style:display-name="Footer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5in" fo:text-indent="-0.2in" fo:margin-left="0.7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Footer">EECS 645 Homework #05<text:tab/><text:page-number text:select-page="current">2</text:page-number><text:tab/>Spring 2018</text:p>
        <text:p text:style-name="Footer">Version: B80330<text:tab/><text:tab/>Copyright 2018 Gary J. Mind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type Document for KU Agile Radio Project</dc:title>
    <meta:initial-creator>Gary J. Minden</meta:initial-creator>
    <meta:creation-date>2018-03-30T15:24:00</meta:creation-date>
    <dc:date>2018-04-10T14:37:13.715460994</dc:date>
    <meta:print-date>2018-04-10T14:32:49.355118195</meta:print-date>
    <meta:editing-cycles>28</meta:editing-cycles>
    <meta:editing-duration>PT48M30S</meta:editing-duration>
    <meta:generator>LibreOffice/5.1.6.2$Linux_X86_64 LibreOffice_project/10m0$Build-2</meta:generator>
    <meta:document-statistic meta:table-count="0" meta:image-count="0" meta:object-count="0" meta:page-count="2" meta:paragraph-count="41" meta:word-count="528" meta:character-count="3144" meta:non-whitespace-character-count="2636"/>
    <meta:user-defined meta:name="EN.InstantFormat">&lt;ENInstantFormat&gt;&lt;Enabled&gt;1&lt;/Enabled&gt;&lt;ScanUnformatted&gt;1&lt;/ScanUnformatted&gt;&lt;ScanChanges&gt;1&lt;/ScanChanges&gt;&lt;/ENInstantFormat&gt;</meta:user-defined>
    <meta:user-defined meta:name="EN.Layout">&lt;ENLayout&gt;&lt;Style&gt;GJM&lt;/Style&gt;&lt;LeftDelim&gt;{&lt;/LeftDelim&gt;&lt;RightDelim&gt;}&lt;/RightDelim&gt;&lt;FontName&gt;Times New Roman&lt;/FontName&gt;&lt;FontSize&gt;12&lt;/FontSize&gt;&lt;ReflistTitle&gt;&lt;/ReflistTitle&gt;&lt;StartingRefnum&gt;1&lt;/StartingRefnum&gt;&lt;FirstLineIndent&gt;0&lt;/FirstLineIndent&gt;&lt;HangingIndent&gt;720&lt;/HangingIndent&gt;&lt;LineSpacing&gt;0&lt;/LineSpacing&gt;&lt;SpaceAfter&gt;0&lt;/SpaceAfter&gt;&lt;/ENLayout&gt;</meta:user-defined>
    <meta:user-defined meta:name="EN.Libraries">&lt;ENLibraries&gt;&lt;Libraries&gt;&lt;item&gt;GJM_Bibliography.enl&lt;/item&gt;&lt;/Libraries&gt;&lt;/ENLibraries&gt;</meta:user-defined>
  </office:meta>
</office:document-meta>
</file>